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381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shapes>
          <draw:frame draw:z-index="1" draw:id="id0" draw:style-name="a0" draw:name="Graphique 1" svg:x="3.68314in" svg:y="1.64524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entropy_total</text:p>
          </table:table-cell>
          <table:table-cell office:value-type="string" table:style-name="ce1">
            <text:p>PSNRdB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8355099999999999" table:style-name="ce1">
            <text:p>0,183551</text:p>
          </table:table-cell>
          <table:table-cell office:value-type="float" office:value="26.758900000000001" table:style-name="ce1">
            <text:p>26,7589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43490899999999999" table:style-name="ce1">
            <text:p>0,434909</text:p>
          </table:table-cell>
          <table:table-cell office:value-type="float" office:value="29.4024" table:style-name="ce1">
            <text:p>29,402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06474" table:style-name="ce1">
            <text:p>1,06474</text:p>
          </table:table-cell>
          <table:table-cell office:value-type="float" office:value="33.085799999999999" table:style-name="ce1">
            <text:p>33,085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.0224299999999999" table:style-name="ce1">
            <text:p>2,02243</text:p>
          </table:table-cell>
          <table:table-cell office:value-type="float" office:value="36.890599999999999" table:style-name="ce1">
            <text:p>36,890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.0833900000000001" table:style-name="ce1">
            <text:p>3,08339</text:p>
          </table:table-cell>
          <table:table-cell office:value-type="float" office:value="41.1937" table:style-name="ce1">
            <text:p>41,1937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.2115400000000003" table:style-name="ce1">
            <text:p>4,21154</text:p>
          </table:table-cell>
          <table:table-cell office:value-type="float" office:value="46.005400000000002" table:style-name="ce1">
            <text:p>46,0054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3248199999999999" table:style-name="ce1">
            <text:p>5,32482</text:p>
          </table:table-cell>
          <table:table-cell office:value-type="float" office:value="49.920200000000001" table:style-name="ce1">
            <text:p>49,9202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6.42685" table:style-name="ce1">
            <text:p>6,42685</text:p>
          </table:table-cell>
          <table:table-cell office:value-type="float" office:value="51.494300000000003" table:style-name="ce1">
            <text:p>51,4943</text:p>
          </table:table-cell>
          <table:table-cell table:number-columns-repeated="16381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7.3806799999999999" table:style-name="ce1">
            <text:p>7,38068</text:p>
          </table:table-cell>
          <table:table-cell office:value-type="float" office:value="52.013599999999997" table:style-name="ce1">
            <text:p>52,0136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uenon</dc:creator>
    <dc:date>2014-01-29T13:29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94488188976pt" svg:width="453.5150393700787pt" chart:style-name="Crt0">
        <chart:title chart:style-name="CT00">
          <text:p text:style-name="a0" text:class-names="" text:cond-style-name="">PSNRdB=fonction(Htot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SNRdB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Htot</text:p>
            </chart:title>
          </chart:axis>
          <chart:series chart:label-cell-address="Feuille1.$C$1" chart:values-cell-range-address="Feuille1.$C$2:.$C$10" chart:class="chart:scatter" chart:attached-axis="primary-y" chart:style-name="G0S0">
            <chart:domain table:cell-range-address="Feuille1.$B$2:.$B$10"/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